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esist</text:p>
          </table:table-cell>
          <table:table-cell table:style-name="ce5" office:value-type="string">
            <text:p>FireResist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6" office:value-type="string">
            <text:p>Catch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3"/>
          <table:table-cell table:style-name="ce35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2"/>
          <table:table-cell table:style-name="ce16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11" office:value-type="string">
            <text:p>[1, 4]</text:p>
          </table:table-cell>
          <table:table-cell table:number-columns-repeated="1005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30">
            <text:p>30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01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1/09/2018</text:date>, <text:time>22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09T22:26:30.74</dc:date>
    <dc:creator>Seab Dinch</dc:creator>
    <meta:editing-duration>P10DT17H17M49S</meta:editing-duration>
    <meta:editing-cycles>128</meta:editing-cycles>
    <meta:generator>OpenOffice/4.1.2$Win32 OpenOffice.org_project/412m3$Build-9782</meta:generator>
    <meta:document-statistic meta:table-count="3" meta:cell-count="1459" meta:object-count="0"/>
  </office:meta>
</office:document-meta>
</file>